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cm" fo:min-width="7.5cm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3.75cm"/>
    </style:style>
    <style:style style:name="gr3" style:family="graphic" style:parent-style-name="standard">
      <style:graphic-properties svg:stroke-color="#ffbf00" draw:fill="hatch" draw:fill-hatch-name="Red_20_90_20_Degrees_20_Crossed_20_1" draw:fill-hatch-solid="false" draw:textarea-horizontal-align="justify" draw:textarea-vertical-align="middle" draw:auto-grow-height="false" fo:min-height="2.5cm" fo:min-width="5.5cm"/>
    </style:style>
    <style:style style:name="P1" style:family="paragraph">
      <style:paragraph-properties fo:text-align="center"/>
    </style:style>
    <style:style style:name="P2" style:family="paragraph">
      <loext:graphic-properties draw:fill="hatch" draw:fill-hatch-name="Red_20_90_20_Degrees_20_Crossed_20_1" draw:fill-hatch-solid="false"/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8cm" svg:height="0.5cm" svg:x="4cm" svg:y="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0.5cm" svg:x="4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5cm" svg:height="0.5cm" svg:x="4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cm" svg:height="2.75cm" svg:x="5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0.5cm" svg:x="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0.5cm" svg:x="4cm" svg:y="6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ffbf00" draw:distance="0.21cm" draw:rotation="450"/>
    <draw:hatch draw:name="Yellow_20_45_20_Degrees" draw:display-name="Yellow 45 Degrees" draw:style="single" draw:color="#ffbf00" draw:distance="0.41cm" draw:rotation="450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33333" draw:marker-start-width="0.2cm" draw:marker-start-center="false" draw:marker-end-width="0.2cm" draw:marker-end-center="false" draw:fill="solid" draw:fill-color="#333333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0T16:33:47.295530393</meta:creation-date>
    <dc:date>2022-05-10T16:58:36.855940121</dc:date>
    <meta:editing-duration>PT24M50S</meta:editing-duration>
    <meta:editing-cycles>2</meta:editing-cycles>
    <meta:generator>LibreOffice/7.3.2.2$Linux_X86_64 LibreOffice_project/30$Build-2</meta:generator>
    <meta:document-statistic meta:object-count="6"/>
  </office:meta>
</office:document-meta>
</file>